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paragraph-properties fo:break-before="page"/>
      <style:text-properties officeooo:rsid="002ce712" officeooo:paragraph-rsid="002ce712"/>
    </style:style>
    <style:style style:name="P8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gr1" style:family="graphic">
      <style:graphic-properties draw:stroke="none" draw:fill="solid" draw:fill-color="#c0c0c0" draw:opacity="50%" draw:auto-grow-height="false" draw:auto-grow-width="false" fo:min-height="5.334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5.64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3.57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5.962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practica_1</text:file-name></text:p>
      <text:p text:style-name="P5">Marcos Miquel Lisarde</text:p>
      <text:p text:style-name="P2"/>
      <text:p text:style-name="P1"/>
      <text:p text:style-name="P1">Í<text:span text:style-name="T3">ndice</text:span></text:p>
      <text:p text:style-name="P7">Metrobú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5.334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5.962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3.57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5.64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practica_1</text:file-name><draw:custom-shape text:anchor-type="char" draw:z-index="0" draw:name="PowerPlusWaterMarkObject 1" draw:style-name="Mgr1" draw:text-style-name="MP1" svg:width="16.999cm" svg:height="5.333cm" draw:transform="rotate (0.785398163397448) translate (0.502708333333333cm 16.122125cm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practica_1</text:file-name><draw:custom-shape text:anchor-type="char" draw:z-index="1" draw:name="PowerPlusWaterMarkObject 2" draw:style-name="Mgr1" draw:text-style-name="MP1" svg:width="16.999cm" svg:height="5.333cm" draw:transform="rotate (0.785398163397448) translate (0.502708333333333cm 16.122125cm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5.961cm" draw:transform="skewX (-6.57710269518083E-017) rotate (0.785398163397448) translate (0.562680555555556cm 18.0959166666667cm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5.333cm" draw:transform="rotate (0.785398163397448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5.333cm" draw:transform="rotate (0.785398163397448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5.333cm" draw:transform="rotate (0.785398163397448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3.576cm" draw:transform="rotate (0.785398163397448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5.647cm" draw:transform="rotate (0.785398163397448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5.333cm" draw:transform="rotate (0.785398163397448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5.333cm" draw:transform="rotate (0.785398163397448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5.333cm" draw:transform="rotate (0.785398163397448)"><text:p>interfac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02T12:43:32.860952341</dc:date>
    <meta:editing-duration>PT43M34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3" meta:paragraph-count="8" meta:word-count="12" meta:character-count="66" meta:non-whitespace-character-count="58"/>
  </office:meta>
</office:document-meta>
</file>